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503" officeooo:paragraph-rsid="000c8503"/>
    </style:style>
    <style:style style:name="P2" style:family="paragraph" style:parent-style-name="Standard">
      <style:paragraph-properties fo:text-align="start" style:justify-single-word="false"/>
      <style:text-properties officeooo:rsid="000c8503" officeooo:paragraph-rsid="000c8503"/>
    </style:style>
    <style:style style:name="P3" style:family="paragraph" style:parent-style-name="Standard">
      <style:paragraph-properties fo:text-align="start" style:justify-single-word="false"/>
      <style:text-properties officeooo:rsid="000c9273" officeooo:paragraph-rsid="000c9273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KTURA KOMPILATORA JĘZYKA PL/PL I JEJ GENEZA</text:p>
      <text:p text:style-name="P2">UJĘCIE KONCEPTUALNE ZADANIA TRANSLACJI</text:p>
      <text:p text:style-name="P3">Zbudujmy sobie najpierw prosty aparat pojęciowy, by opisać translację.</text:p>
      <text:p text:style-name="P2">Jeśli się nad tym zastanowić, to kompilator jest matematyczną funkcją:</text:p>
      <text:p text:style-name="P2">f: &lt;Zbiór przestrzeni nazw, Instrukcje&gt; → Kod wynikowy</text:p>
      <text:p text:style-name="P2">Oczywiście o ile przyjmiemy następujące definicje:</text:p>
      <text:p text:style-name="P2"><text:span text:style-name="T1">Instrukcja</text:span> – akcja powodująca obliczenie czegoś na maszynie docelowej podczas wykonywania wygenerowanego kodu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1T23:23:20.375000000</meta:creation-date>
    <meta:generator>LibreOffice/6.0.5.2$Windows_X86_64 LibreOffice_project/54c8cbb85f300ac59db32fe8a675ff7683cd5a16</meta:generator>
    <dc:date>2022-06-11T23:30:02.372000000</dc:date>
    <meta:editing-duration>PT6M41S</meta:editing-duration>
    <meta:editing-cycles>2</meta:editing-cycles>
    <meta:document-statistic meta:table-count="0" meta:image-count="0" meta:object-count="0" meta:page-count="1" meta:paragraph-count="7" meta:word-count="56" meta:character-count="442" meta:non-whitespace-character-count="392"/>
  </office:meta>
</office:document-meta>
</file>